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style:text-underline-mode="continuous" style:text-underline-type="single" style:text-underline-style="wave" style:text-underline-width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15.00%" fo:text-align="left" fo:margin-bottom="10.00pt"/>
    </style:style>
    <text:list-style style:name="L3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 fo:margin-left="-18.00pt" fo:text-indent="18.00pt" fo:margin-bottom="10.00pt"/>
    </style:style>
    <style:style style:name="P4" style:family="paragraph">
      <style:paragraph-properties fo:line-height="115.00%" fo:text-align="left" fo:margin-left="36.00pt" fo:text-indent="0.00pt" fo:margin-bottom="10.00pt"/>
    </style:style>
    <text:list-style style:name="L5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5" style:family="paragraph">
      <style:paragraph-properties fo:line-height="115.00%" fo:text-align="left" fo:margin-left="-18.00pt" fo:text-indent="18.00pt" fo:margin-bottom="10.00pt"/>
    </style:style>
    <style:style style:name="P6" style:family="paragraph">
      <style:paragraph-properties fo:line-height="115.00%" fo:text-align="left" fo:margin-left="36.00pt" fo:text-indent="0.00pt" fo:margin-bottom="10.00pt"/>
    </style:style>
    <text:list-style style:name="L7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7" style:family="paragraph">
      <style:paragraph-properties fo:line-height="115.00%" fo:text-align="left" fo:margin-left="-18.00pt" fo:text-indent="18.00pt" fo:margin-bottom="10.00pt"/>
    </style:style>
    <style:style style:name="P8" style:family="paragraph">
      <style:paragraph-properties fo:line-height="115.00%" fo:text-align="left" fo:margin-left="36.00pt" fo:text-indent="0.00pt" fo:margin-bottom="10.00pt"/>
    </style:style>
    <text:list-style style:name="L9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9" style:family="paragraph">
      <style:paragraph-properties fo:line-height="115.00%" fo:text-align="left" fo:margin-left="-18.00pt" fo:text-indent="18.00pt" fo:margin-bottom="10.00pt"/>
    </style:style>
    <style:style style:name="P10" style:family="paragraph">
      <style:paragraph-properties fo:line-height="115.00%" fo:text-align="left" fo:margin-left="36.00pt" fo:text-indent="0.00pt" fo:margin-bottom="10.00pt"/>
    </style:style>
    <text:list-style style:name="L11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1" style:family="paragraph">
      <style:paragraph-properties fo:line-height="115.00%" fo:text-align="left" fo:margin-left="-18.00pt" fo:text-indent="18.00pt" fo:margin-bottom="10.00pt"/>
    </style:style>
    <style:style style:name="P12" style:family="paragraph">
      <style:paragraph-properties fo:line-height="115.00%" fo:text-align="left" fo:margin-left="36.00pt" fo:text-indent="0.00pt" fo:margin-bottom="10.00pt"/>
    </style:style>
    <text:list-style style:name="L13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3" style:family="paragraph">
      <style:paragraph-properties fo:line-height="115.00%" fo:text-align="left" fo:margin-left="-18.00pt" fo:text-indent="18.00pt" fo:margin-bottom="10.00pt"/>
    </style:style>
    <style:style style:name="P14" style:family="paragraph">
      <style:paragraph-properties fo:line-height="115.00%" fo:text-align="left" fo:margin-left="36.00pt" fo:text-indent="0.00pt" fo:margin-bottom="10.00pt"/>
    </style:style>
    <text:list-style style:name="L15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5" style:family="paragraph">
      <style:paragraph-properties fo:line-height="115.00%" fo:text-align="left" fo:margin-left="-18.00pt" fo:text-indent="18.00pt" fo:margin-bottom="10.00pt"/>
    </style:style>
    <style:style style:name="P16" style:family="paragraph">
      <style:paragraph-properties fo:line-height="115.00%" fo:text-align="left" fo:margin-left="36.00pt" fo:text-indent="0.00pt" fo:margin-bottom="10.00pt"/>
    </style:style>
    <text:list-style style:name="L17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7" style:family="paragraph">
      <style:paragraph-properties fo:line-height="115.00%" fo:text-align="left" fo:margin-left="-18.00pt" fo:text-indent="18.00pt" fo:margin-bottom="10.00pt"/>
    </style:style>
    <style:style style:name="P18" style:family="paragraph">
      <style:paragraph-properties fo:line-height="115.00%" fo:text-align="left" fo:margin-left="36.00pt" fo:text-indent="0.00pt" fo:margin-bottom="10.00pt"/>
    </style:style>
    <text:list-style style:name="L19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9" style:family="paragraph">
      <style:paragraph-properties fo:line-height="115.00%" fo:text-align="left" fo:margin-left="-18.00pt" fo:text-indent="18.00pt" fo:margin-bottom="10.00pt"/>
    </style:style>
    <style:style style:name="P20" style:family="paragraph">
      <style:paragraph-properties fo:line-height="115.00%" fo:text-align="left" fo:margin-left="36.00pt" fo:text-indent="0.00pt" fo:margin-bottom="10.00pt"/>
    </style:style>
    <text:list-style style:name="L21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21" style:family="paragraph">
      <style:paragraph-properties fo:line-height="115.00%" fo:text-align="left" fo:margin-left="-18.00pt" fo:text-indent="18.00pt" fo:margin-bottom="10.00pt"/>
    </style:style>
    <style:style style:name="P22" style:family="paragraph">
      <style:paragraph-properties fo:line-height="115.00%" fo:text-align="left" fo:margin-left="36.00pt" fo:text-indent="0.00pt" fo:margin-bottom="10.00pt"/>
    </style:style>
    <text:list-style style:name="L23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23" style:family="paragraph">
      <style:paragraph-properties fo:line-height="115.00%" fo:text-align="left" fo:margin-left="-18.00pt" fo:text-indent="18.00pt" fo:margin-bottom="10.00pt"/>
    </style:style>
    <style:style style:name="P24" style:family="paragraph">
      <style:paragraph-properties fo:line-height="115.00%" fo:text-align="left" fo:margin-left="36.00pt" fo:text-indent="0.00pt" fo:margin-bottom="10.00pt"/>
    </style:style>
    <text:list-style style:name="L25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25" style:family="paragraph">
      <style:paragraph-properties fo:line-height="115.00%" fo:text-align="left" fo:margin-left="-18.00pt" fo:text-indent="18.00pt" fo:margin-bottom="10.00pt"/>
    </style:style>
    <style:style style:name="P26" style:family="paragraph">
      <style:paragraph-properties fo:line-height="115.00%" fo:text-align="left" fo:margin-left="36.00pt" fo:text-indent="0.00pt" fo:margin-bottom="10.00pt"/>
    </style:style>
    <text:list-style style:name="L27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27" style:family="paragraph">
      <style:paragraph-properties fo:line-height="115.00%" fo:text-align="left" fo:margin-left="-18.00pt" fo:text-indent="18.00pt" fo:margin-bottom="10.00pt"/>
    </style:style>
    <style:style style:name="P28" style:family="paragraph">
      <style:paragraph-properties fo:line-height="115.00%" fo:text-align="left" fo:margin-left="36.00pt" fo:text-indent="0.00pt" fo:margin-bottom="10.00pt"/>
    </style:style>
    <text:list-style style:name="L29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29" style:family="paragraph">
      <style:paragraph-properties fo:line-height="115.00%" fo:text-align="left" fo:margin-left="-18.00pt" fo:text-indent="18.00pt" fo:margin-bottom="10.00pt"/>
    </style:style>
    <style:style style:name="P30" style:family="paragraph">
      <style:paragraph-properties fo:line-height="115.00%" fo:text-align="left" fo:margin-left="36.00pt" fo:text-indent="0.00pt" fo:margin-bottom="10.00pt"/>
    </style:style>
    <text:list-style style:name="L31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1" style:family="paragraph">
      <style:paragraph-properties fo:line-height="115.00%" fo:text-align="left" fo:margin-left="-18.00pt" fo:text-indent="18.00pt" fo:margin-bottom="10.00pt"/>
    </style:style>
    <style:style style:name="P32" style:family="paragraph">
      <style:paragraph-properties fo:line-height="115.00%" fo:text-align="left" fo:margin-left="36.00pt" fo:text-indent="0.00pt" fo:margin-bottom="10.00pt"/>
    </style:style>
    <text:list-style style:name="L33">
      <text:list-level-style-bullet text:level="1" text:bullet-char="•">
        <style:list-level-properties text:space-before="14.15pt" text:min-label-width="18.00pt"/>
        <style:text-properties fo:font-family="Symbol"/>
      </text:list-level-style-bullet>
    </text:list-style>
    <style:style style:name="P33" style:family="paragraph">
      <style:paragraph-properties fo:line-height="115.00%" fo:text-align="left" fo:margin-left="-18.00pt" fo:text-indent="18.00pt" fo:margin-bottom="10.00pt"/>
    </style:style>
    <style:style style:name="P34" style:family="paragraph">
      <style:paragraph-properties fo:line-height="115.00%" fo:text-align="left" fo:margin-left="14.15pt" fo:text-indent="0.00pt" fo:margin-bottom="10.00pt"/>
    </style:style>
  </office:automatic-styles>
  <office:body>
    <office:text>
      <text:p text:style-name="P1"><text:span text:style-name="T1">Employee(</text:span><text:span text:style-name="T2">EmpNo,</text:span><text:span text:style-name="T3"><text:s/>Ename ,Designation ,Join date ,Salary ,<text:s/></text:span><text:span text:style-name="T4">DeptNo, Phone no)</text:span></text:p>
      <text:p text:style-name="P2"><text:span text:style-name="T5">Department(DeptNo, Department, BuildingName)</text:span></text:p>
      <text:list text:style-name="L3">
        <text:list-item>
          <text:p text:style-name="P3"><text:span text:style-name="T6">Create database and show all databases</text:span><text:span text:style-name="T7"/></text:p>
        </text:list-item>
      </text:list>
      <text:p text:style-name="P4"><text:span text:style-name="T7">create database EMP; </text:span></text:p>
      <text:p text:style-name="P4"><text:span text:style-name="T7">use EMP; </text:span></text:p>
      <text:p text:style-name="P4"><text:span text:style-name="T7">Database changed </text:span></text:p>
      <text:p text:style-name="P4"><text:span text:style-name="T8"/></text:p>
      <text:p text:style-name="P4"><text:span text:style-name="T9">show databases; </text:span></text:p>
      <text:p text:style-name="P4"><text:span text:style-name="T9">+--------------------+ </text:span></text:p>
      <text:p text:style-name="P4"><text:span text:style-name="T9">| Database<text:s text:c="11"/>| </text:span></text:p>
      <text:p text:style-name="P4"><text:span text:style-name="T9">+--------------------+ </text:span></text:p>
      <text:p text:style-name="P4"><text:span text:style-name="T9">| information_schema | </text:span></text:p>
      <text:p text:style-name="P4"><text:span text:style-name="T9">| A245<text:s text:c="15"/>| </text:span></text:p>
      <text:p text:style-name="P4"><text:span text:style-name="T9">| EMP<text:s text:c="16"/>| </text:span></text:p>
      <text:p text:style-name="P4"><text:span text:style-name="T9">| Emp057<text:s text:c="13"/>| </text:span></text:p>
      <text:p text:style-name="P4"><text:span text:style-name="T9">| Emp57<text:s text:c="14"/>| </text:span></text:p>
      <text:p text:style-name="P4"><text:span text:style-name="T9">| SKN_COMP<text:s text:c="11"/>| </text:span></text:p>
      <text:p text:style-name="P4"><text:span text:style-name="T9">| mysql<text:s text:c="14"/>| </text:span></text:p>
      <text:p text:style-name="P4"><text:span text:style-name="T9">| performance_schema |</text:span></text:p>
      <text:p text:style-name="P4"><text:span text:style-name="T10"/></text:p>
      <text:p text:style-name="P4"><text:span text:style-name="T10"/></text:p>
      <text:list text:style-name="L5">
        <text:list-item>
          <text:p text:style-name="P5"><text:span text:style-name="T11">Create table and show all table</text:span></text:p>
        </text:list-item>
      </text:list>
      <text:p text:style-name="P6"><text:span text:style-name="T11">create table Employee(EMPNO int(10),ENAME varchar(15),DESIGNATION VARCHAR(15),JOINDATE DATE,SAL INT(10),DEPTNO int(10),PHONENO INT(10)); </text:span></text:p>
      <text:p text:style-name="P6"><text:span text:style-name="T11">create table Department(DEPTNO INT(10),DEPARTMENT VARCHAR(15),BLDGNAME VARCHAR(15)); </text:span></text:p>
      <text:p text:style-name="P6"><text:span text:style-name="T11">SHOW TABLES </text:span></text:p>
      <text:p text:style-name="P6"><text:span text:style-name="T11"><text:s text:c="4"/>-&gt; ; </text:span></text:p>
      <text:p text:style-name="P6"><text:span text:style-name="T11">+---------------+ </text:span></text:p>
      <text:p text:style-name="P6"><text:span text:style-name="T11">| Tables_in_EMP | </text:span></text:p>
      <text:p text:style-name="P6"><text:span text:style-name="T11">+---------------+ </text:span></text:p>
      <text:p text:style-name="P6"><text:span text:style-name="T11">| Department<text:s text:c="4"/>| </text:span></text:p>
      <text:p text:style-name="P6"><text:span text:style-name="T11">| Employee<text:s text:c="6"/>|</text:span></text:p>
      <text:p text:style-name="P6"><text:span text:style-name="T12"/></text:p>
      <text:list text:style-name="L7">
        <text:list-item>
          <text:p text:style-name="P7"><text:span text:style-name="T13">Show structure of table</text:span></text:p>
        </text:list-item>
      </text:list>
      <text:p text:style-name="P8"><text:span text:style-name="T13"><text:s/>DESC Employee; </text:span></text:p>
      <text:p text:style-name="P8"><text:span text:style-name="T13">+-------------+-------------+------+-----+---------+-------+ </text:span></text:p>
      <text:p text:style-name="P8"><text:span text:style-name="T13">| Field<text:s text:c="7"/>| Type<text:s text:c="8"/>| Null | Key | Default | Extra | </text:span></text:p>
      <text:p text:style-name="P8"><text:span text:style-name="T13">+-------------+-------------+------+-----+---------+-------+ </text:span></text:p>
      <text:p text:style-name="P8"><text:span text:style-name="T13">| EMPNO<text:s text:c="7"/>| int(10)<text:s text:c="5"/>| YES<text:s text:c="2"/>|<text:s text:c="5"/>| NULL<text:s text:c="4"/>|<text:s text:c="7"/>| </text:span></text:p>
      <text:p text:style-name="P8"><text:span text:style-name="T13">| ENAME<text:s text:c="7"/>| varchar(15) | YES<text:s text:c="2"/>|<text:s text:c="5"/>| NULL<text:s text:c="4"/>|<text:s text:c="7"/>| </text:span></text:p>
      <text:p text:style-name="P8"><text:span text:style-name="T13">| DESIGNATION | varchar(15) | YES<text:s text:c="2"/>|<text:s text:c="5"/>| NULL<text:s text:c="4"/>|<text:s text:c="7"/>| </text:span></text:p>
      <text:p text:style-name="P8"><text:span text:style-name="T13">| JOINDATE<text:s text:c="4"/>| date<text:s text:c="8"/>| YES<text:s text:c="2"/>|<text:s text:c="5"/>| NULL<text:s text:c="4"/>|<text:s text:c="7"/>| </text:span></text:p>
      <text:p text:style-name="P8"><text:span text:style-name="T13">| SAL<text:s text:c="9"/>| int(10)<text:s text:c="5"/>| YES<text:s text:c="2"/>|<text:s text:c="5"/>| NULL<text:s text:c="4"/>|<text:s text:c="7"/>| </text:span></text:p>
      <text:p text:style-name="P8"><text:span text:style-name="T13">| DEPTNO<text:s text:c="6"/>| int(10)<text:s text:c="5"/>| YES<text:s text:c="2"/>|<text:s text:c="5"/>| NULL<text:s text:c="4"/>|<text:s text:c="7"/>| </text:span></text:p>
      <text:p text:style-name="P8"><text:span text:style-name="T13">| PHONENO<text:s text:c="5"/>| int(10)<text:s text:c="5"/>| YES<text:s text:c="2"/>|<text:s text:c="5"/>| NULL<text:s text:c="4"/>|<text:s text:c="7"/>| </text:span></text:p>
      <text:p text:style-name="P8"><text:span text:style-name="T13">+-------------+-------------+------+-----+---------+-------+ </text:span></text:p>
      <text:p text:style-name="P8"><text:span text:style-name="T14"/></text:p>
      <text:p text:style-name="P8"><text:span text:style-name="T15"><text:s/>desc Department; </text:span></text:p>
      <text:p text:style-name="P8"><text:span text:style-name="T15">+------------+-------------+------+-----+---------+-------+ </text:span></text:p>
      <text:p text:style-name="P8"><text:span text:style-name="T15">| Field<text:s text:c="6"/>| Type<text:s text:c="8"/>| Null | Key | Default | Extra | </text:span></text:p>
      <text:p text:style-name="P8"><text:span text:style-name="T15">+------------+-------------+------+-----+---------+-------+ </text:span></text:p>
      <text:p text:style-name="P8"><text:span text:style-name="T15">| DEPTNO<text:s text:c="5"/>| int(10)<text:s text:c="5"/>| YES<text:s text:c="2"/>|<text:s text:c="5"/>| NULL<text:s text:c="4"/>|<text:s text:c="7"/>| </text:span></text:p>
      <text:p text:style-name="P8"><text:span text:style-name="T15">| DEPARTMENT | varchar(15) | YES<text:s text:c="2"/>|<text:s text:c="5"/>| NULL<text:s text:c="4"/>|<text:s text:c="7"/>| </text:span></text:p>
      <text:p text:style-name="P8"><text:span text:style-name="T15">| BLDGNAME<text:s text:c="3"/>| varchar(15) | YES<text:s text:c="2"/>|<text:s text:c="5"/>| NULL<text:s text:c="4"/>|<text:s text:c="7"/>| </text:span></text:p>
      <text:p text:style-name="P8"><text:span text:style-name="T15">+------------+-------------+------+-----+---------+-------+ </text:span></text:p>
      <text:list text:style-name="L9">
        <text:list-item>
          <text:p text:style-name="P9"><text:span text:style-name="T15">Add 5 records in above table</text:span></text:p>
        </text:list-item>
      </text:list>
      <text:p text:style-name="P10"><text:span text:style-name="T15">insert into Employee values(1,"Aryan","Manager","2013-05-22",25000,2,122545789); </text:span></text:p>
      <text:p text:style-name="P10"><text:span text:style-name="T15">Query OK, 1 row affected (0.04 sec) </text:span></text:p>
      <text:p text:style-name="P10"><text:span text:style-name="T16"/></text:p>
      <text:p text:style-name="P10"><text:span text:style-name="T17">mysql&gt; insert into Employee values(2,"peter","Accountant","2014-06-28",20000,4,1326457809); </text:span></text:p>
      <text:p text:style-name="P10"><text:span text:style-name="T17">Query OK, 1 row affected (0.04 sec) </text:span></text:p>
      <text:p text:style-name="P10"><text:span text:style-name="T18"/></text:p>
      <text:p text:style-name="P10"><text:span text:style-name="T19">mysql&gt; insert into Employee values(3,"Bob","Assistant","2014-02-22",10000,6,1426457509); </text:span></text:p>
      <text:p text:style-name="P10"><text:span text:style-name="T19">Query OK, 1 row affected (0.04 sec) </text:span></text:p>
      <text:p text:style-name="P10"><text:span text:style-name="T20"/></text:p>
      <text:p text:style-name="P10"><text:span text:style-name="T21">mysql&gt; insert into Employee values(4,"Smith","Secretary","2015-06-10",12000,7,1224575098); </text:span></text:p>
      <text:p text:style-name="P10"><text:span text:style-name="T21">Query OK, 1 row affected (0.02 sec) </text:span></text:p>
      <text:p text:style-name="P10"><text:span text:style-name="T22"/></text:p>
      <text:p text:style-name="P10"><text:span text:style-name="T23">mysql&gt; insert into Employee values(5,"Charles","Developer","2016-05-10",12056,8,1234775098); </text:span></text:p>
      <text:p text:style-name="P10"><text:span text:style-name="T23">Query OK, 1 row affected (0.04 sec) </text:span></text:p>
      <text:p text:style-name="P10"><text:span text:style-name="T24"/></text:p>
      <text:p text:style-name="P10"><text:span text:style-name="T25">insert into Department values(4,"Management","A1"); </text:span></text:p>
      <text:p text:style-name="P10"><text:span text:style-name="T25">Query OK, 1 row affected (0.02 sec) </text:span></text:p>
      <text:p text:style-name="P10"><text:span text:style-name="T26"/></text:p>
      <text:p text:style-name="P10"><text:span text:style-name="T27">mysql&gt; insert into Department values(2,"Accounts","B2"); </text:span></text:p>
      <text:p text:style-name="P10"><text:span text:style-name="T27">Query OK, 1 row affected (0.04 sec) </text:span></text:p>
      <text:p text:style-name="P10"><text:span text:style-name="T28"/></text:p>
      <text:p text:style-name="P10"><text:span text:style-name="T29">mysql&gt; insert into Department values(2,"Management","A2"); </text:span></text:p>
      <text:p text:style-name="P10"><text:span text:style-name="T29">Query OK, 1 row affected (0.03 sec) </text:span></text:p>
      <text:p text:style-name="P10"><text:span text:style-name="T30"/></text:p>
      <text:p text:style-name="P10"><text:span text:style-name="T31">mysql&gt; insert into Department values(5,"Production","B1"); </text:span></text:p>
      <text:p text:style-name="P10"><text:span text:style-name="T31">Query OK, 1 row affected (0.04 sec) </text:span></text:p>
      <text:p text:style-name="P10"><text:span text:style-name="T32"/></text:p>
      <text:p text:style-name="P10"><text:span text:style-name="T33">mysql&gt; insert into Department values(6,"Research","C1"); </text:span></text:p>
      <text:p text:style-name="P10"><text:span text:style-name="T33">Query OK, 1 row affected (0.02 sec)</text:span></text:p>
      <text:p text:style-name="P10"><text:span text:style-name="T34"/></text:p>
      <text:list text:style-name="L11">
        <text:list-item>
          <text:p text:style-name="P11"><text:span text:style-name="T35">Display all records</text:span></text:p>
        </text:list-item>
      </text:list>
      <text:p text:style-name="P12"><text:span text:style-name="T35">select * from Employee; </text:span></text:p>
      <text:p text:style-name="P12"><text:span text:style-name="T35">EMPNO | ENAME<text:s text:c="3"/>| DESIGNATION | JOINDATE<text:s text:c="3"/>| SAL<text:s text:c="3"/>| DEPTNO | PHONENO<text:s text:c="4"/>| </text:span></text:p>
      <text:p text:style-name="P12"><text:span text:style-name="T35">+-------+---------+-------------+------------+-------+--------+------------+ </text:span></text:p>
      <text:p text:style-name="P12"><text:span text:style-name="T35">|<text:s text:c="5"/>1 | Aryan<text:s text:c="3"/>| Manager<text:s text:c="5"/>| 2013-05-22 | 25000 |<text:s text:c="6"/>2 |<text:s text:c="2"/>122545789 | </text:span></text:p>
      <text:p text:style-name="P12"><text:span text:style-name="T35">|<text:s text:c="5"/>2 | peter<text:s text:c="3"/>| Accountant<text:s text:c="2"/>| 2014-06-28 | 20000 |<text:s text:c="6"/>4 | 1326457809 | </text:span></text:p>
      <text:p text:style-name="P12"><text:span text:style-name="T35">|<text:s text:c="5"/>3 | Bob<text:s text:c="5"/>| Assistant<text:s text:c="3"/>| 2014-02-22 | 10000 |<text:s text:c="6"/>6 | 1426457509 | </text:span></text:p>
      <text:p text:style-name="P12"><text:span text:style-name="T35">|<text:s text:c="5"/>4 | Smith<text:s text:c="3"/>| Secretary<text:s text:c="3"/>| 2015-06-10 | 12000 |<text:s text:c="6"/>7 | 1224575098 | </text:span></text:p>
      <text:p text:style-name="P12"><text:span text:style-name="T35">|<text:s text:c="4"/>11 | Charles | Developer<text:s text:c="3"/>| 2016-05-10 | 12056 |<text:s text:c="6"/>8 | 1234775098 | </text:span></text:p>
      <text:p text:style-name="P12"><text:span text:style-name="T35">+-------+---------+-------------+------------+-------+--------+------------+ </text:span></text:p>
      <text:p text:style-name="P12"><text:span text:style-name="T35">select * from Department; </text:span></text:p>
      <text:p text:style-name="P12"><text:span text:style-name="T35">+--------+------------+----------+ </text:span></text:p>
      <text:p text:style-name="P12"><text:span text:style-name="T35">| DEPTNO | DEPARTMENT | BLDGNAME | </text:span></text:p>
      <text:p text:style-name="P12"><text:span text:style-name="T35">+--------+------------+----------+ </text:span></text:p>
      <text:p text:style-name="P12"><text:span text:style-name="T35">|<text:s text:c="6"/>4 | Management | A1<text:s text:c="7"/>| </text:span></text:p>
      <text:p text:style-name="P12"><text:span text:style-name="T35">|<text:s text:c="6"/>2 | Accounts<text:s text:c="3"/>| B2<text:s text:c="7"/>| </text:span></text:p>
      <text:p text:style-name="P12"><text:span text:style-name="T35">|<text:s text:c="6"/>2 | Management | A2<text:s text:c="7"/>| </text:span></text:p>
      <text:p text:style-name="P12"><text:span text:style-name="T35">|<text:s text:c="6"/>5 | Production | B1<text:s text:c="7"/>| </text:span></text:p>
      <text:p text:style-name="P12"><text:span text:style-name="T35">|<text:s text:c="6"/>6 | Research<text:s text:c="3"/>| C1<text:s text:c="7"/>| </text:span></text:p>
      <text:p text:style-name="P12"><text:span text:style-name="T35">+--------+------------+----------+ </text:span></text:p>
      <text:p text:style-name="P12"><text:span text:style-name="T36"/></text:p>
      <text:list text:style-name="L13">
        <text:list-item>
          <text:p text:style-name="P13"><text:span text:style-name="T37">Display all ‘Accountant’ staff</text:span></text:p>
        </text:list-item>
      </text:list>
      <text:p text:style-name="P14"><text:span text:style-name="T37">select * from Employee where DESIGNATION="Accountant"; </text:span></text:p>
      <text:p text:style-name="P14"><text:span text:style-name="T37">+-------+-------+-------------+------------+-------+--------+------------+ </text:span></text:p>
      <text:p text:style-name="P14"><text:span text:style-name="T37">| EMPNO | ENAME | DESIGNATION | JOINDATE<text:s text:c="3"/>| SAL<text:s text:c="3"/>| DEPTNO | PHONENO<text:s text:c="4"/>| </text:span></text:p>
      <text:p text:style-name="P14"><text:span text:style-name="T37">+-------+-------+-------------+------------+-------+--------+------------+ </text:span></text:p>
      <text:p text:style-name="P14"><text:span text:style-name="T37">|<text:s text:c="5"/>2 | peter | Accountant<text:s text:c="2"/>| 2014-06-28 | 20000 |<text:s text:c="6"/>4 | 1326457809 | </text:span></text:p>
      <text:p text:style-name="P14"><text:span text:style-name="T37">+-------+-------+-------------+------------+-------+--------+------------+ </text:span></text:p>
      <text:p text:style-name="P14"><text:span text:style-name="T37">1 row in set (0.00 sec) </text:span></text:p>
      <text:p text:style-name="P14"><text:span text:style-name="T38"/></text:p>
      <text:p text:style-name="P14"><text:span text:style-name="T38"/></text:p>
      <text:list text:style-name="L15">
        <text:list-item>
          <text:p text:style-name="P15"><text:span text:style-name="T39">Delete record whose empid is 11</text:span></text:p>
        </text:list-item>
      </text:list>
      <text:p text:style-name="P16"><text:span text:style-name="T39">delete from Employee where EMPNO=11; </text:span></text:p>
      <text:p text:style-name="P16"><text:span text:style-name="T39">Query OK, 1 row affected (0.03 sec) </text:span></text:p>
      <text:p text:style-name="P16"><text:span text:style-name="T39"><text:s/>select * from Employee; </text:span></text:p>
      <text:p text:style-name="P16"><text:span text:style-name="T39">+-------+-------+-------------+------------+-------+--------+------------+ </text:span></text:p>
      <text:p text:style-name="P16"><text:span text:style-name="T39">| EMPNO | ENAME | DESIGNATION | JOINDATE<text:s text:c="3"/>| SAL<text:s text:c="3"/>| DEPTNO | PHONENO<text:s text:c="4"/>| </text:span></text:p>
      <text:p text:style-name="P16"><text:span text:style-name="T39">+-------+-------+-------------+------------+-------+--------+------------+ </text:span></text:p>
      <text:p text:style-name="P16"><text:span text:style-name="T39">|<text:s text:c="5"/>1 | Aryan | Manager<text:s text:c="5"/>| 2013-05-22 | 25000 |<text:s text:c="6"/>2 |<text:s text:c="2"/>122545789 | </text:span></text:p>
      <text:p text:style-name="P16"><text:span text:style-name="T39">|<text:s text:c="5"/>2 | peter | Accountant<text:s text:c="2"/>| 2014-06-28 | 20000 |<text:s text:c="6"/>4 | 1326457809 | </text:span></text:p>
      <text:p text:style-name="P16"><text:span text:style-name="T39">|<text:s text:c="5"/>3 | Bob<text:s text:c="3"/>| Assistant<text:s text:c="3"/>| 2014-02-22 | 10000 |<text:s text:c="6"/>6 | 1426457509 | </text:span></text:p>
      <text:p text:style-name="P16"><text:span text:style-name="T39">|<text:s text:c="5"/>4 | Smith | Secretary<text:s text:c="3"/>| 2015-06-10 | 12000 |<text:s text:c="6"/>7 | 1224575098 | </text:span></text:p>
      <text:p text:style-name="P16"><text:span text:style-name="T39">+-------+-------+-------------+------------+-------+--------+------------+</text:span></text:p>
      <text:list text:style-name="L17">
        <text:list-item>
          <text:p text:style-name="P17"><text:span text:style-name="T39">Delete all records from department table;</text:span></text:p>
        </text:list-item>
      </text:list>
      <text:p text:style-name="P18"><text:span text:style-name="T39">delete from Department; </text:span></text:p>
      <text:p text:style-name="P18"><text:span text:style-name="T39">Query OK, 5 rows affected (0.05 sec) </text:span></text:p>
      <text:p text:style-name="P18"><text:span text:style-name="T40"/></text:p>
      <text:list text:style-name="L19">
        <text:list-item>
          <text:p text:style-name="P19"><text:span text:style-name="T41">Increase salary of all managers by 100 rupees;</text:span></text:p>
        </text:list-item>
      </text:list>
      <text:p text:style-name="P20"><text:span text:style-name="T41">update Employee set SAL=SAL+100 WHERE DESIGNATION="MANAGER"; </text:span></text:p>
      <text:p text:style-name="P20"><text:span text:style-name="T41">Query OK, 1 row affected (0.03 sec) </text:span></text:p>
      <text:p text:style-name="P20"><text:span text:style-name="T41">Rows matched: 1<text:s text:c="2"/>Changed: 1<text:s text:c="2"/>Warnings: 0 </text:span></text:p>
      <text:p text:style-name="P20"><text:span text:style-name="T42"/></text:p>
      <text:p text:style-name="P20"><text:span text:style-name="T43">select * from Employee; </text:span></text:p>
      <text:p text:style-name="P20"><text:span text:style-name="T43">+-------+-------+-------------+------------+-------+--------+------------+ </text:span></text:p>
      <text:p text:style-name="P20"><text:span text:style-name="T43">| EMPNO | ENAME | DESIGNATION | JOINDATE<text:s text:c="3"/>| SAL<text:s text:c="3"/>| DEPTNO | PHONENO<text:s text:c="4"/>| </text:span></text:p>
      <text:p text:style-name="P20"><text:span text:style-name="T43">+-------+-------+-------------+------------+-------+--------+------------+ </text:span></text:p>
      <text:p text:style-name="P20"><text:span text:style-name="T43">|<text:s text:c="5"/>1 | Aryan | Manager<text:s text:c="5"/>| 2013-05-22 | 25100 |<text:s text:c="6"/>2 |<text:s text:c="2"/>122545789 | </text:span></text:p>
      <text:p text:style-name="P20"><text:span text:style-name="T43">|<text:s text:c="5"/>2 | peter | Accountant<text:s text:c="2"/>| 2014-06-28 | 20000 |<text:s text:c="6"/>4 | 1326457809 | </text:span></text:p>
      <text:p text:style-name="P20"><text:span text:style-name="T43">|<text:s text:c="5"/>3 | Bob<text:s text:c="3"/>| Assistant<text:s text:c="3"/>| 2014-02-22 | 10000 |<text:s text:c="6"/>6 | 1426457509 | </text:span></text:p>
      <text:p text:style-name="P20"><text:span text:style-name="T43">|<text:s text:c="5"/>4 | Smith | Secretary<text:s text:c="3"/>| 2015-06-10 | 12000 |<text:s text:c="6"/>7 | 1224575098 | </text:span></text:p>
      <text:p text:style-name="P20"><text:span text:style-name="T43">+-------+-------+-------------+------------+-------+--------+------------+</text:span></text:p>
      <text:list text:style-name="L21">
        <text:list-item>
          <text:p text:style-name="P21"><text:span text:style-name="T43">Add column address</text:span></text:p>
        </text:list-item>
      </text:list>
      <text:p text:style-name="P22"><text:span text:style-name="T43">alter table Employee add column ADDRESS varchar(14); </text:span></text:p>
      <text:p text:style-name="P22"><text:span text:style-name="T43">Query OK, 4 rows affected (0.14 sec) </text:span></text:p>
      <text:p text:style-name="P22"><text:span text:style-name="T43">Records: 4<text:s text:c="2"/>Duplicates: 0<text:s text:c="2"/>Warnings: 0 </text:span></text:p>
      <text:p text:style-name="P22"><text:span text:style-name="T44"/></text:p>
      <text:p text:style-name="P22"><text:span text:style-name="T45">select * from Employee; </text:span></text:p>
      <text:p text:style-name="P22"><text:span text:style-name="T45">+-------+-------+-------------+------------+-------+--------+------------+---------+ </text:span></text:p>
      <text:p text:style-name="P22"><text:span text:style-name="T45">| EMPNO | ENAME | DESIGNATION | JOINDATE<text:s text:c="3"/>| SAL<text:s text:c="3"/>| DEPTNO | PHONENO<text:s text:c="4"/>| ADDRESS | </text:span></text:p>
      <text:p text:style-name="P22"><text:span text:style-name="T45">+-------+-------+-------------+------------+-------+--------+------------+---------+ </text:span></text:p>
      <text:p text:style-name="P22"><text:span text:style-name="T45">|<text:s text:c="5"/>1 | Aryan | Manager<text:s text:c="5"/>| 2013-05-22 | 25100 |<text:s text:c="6"/>2 |<text:s text:c="2"/>122545789 | NULL<text:s text:c="4"/>| </text:span></text:p>
      <text:p text:style-name="P22"><text:span text:style-name="T45">|<text:s text:c="5"/>2 | peter | Accountant<text:s text:c="2"/>| 2014-06-28 | 20000 |<text:s text:c="6"/>4 | 1326457809 | NULL<text:s text:c="4"/>| </text:span></text:p>
      <text:p text:style-name="P22"><text:span text:style-name="T45">|<text:s text:c="5"/>3 | Bob<text:s text:c="3"/>| Assistant<text:s text:c="3"/>| 2014-02-22 | 10000 |<text:s text:c="6"/>6 | 1426457509 | NULL<text:s text:c="4"/>| </text:span></text:p>
      <text:p text:style-name="P22"><text:span text:style-name="T45">|<text:s text:c="5"/>4 | Smith | Secretary<text:s text:c="3"/>| 2015-06-10 | 12000 |<text:s text:c="6"/>7 | 1224575098 | NULL<text:s text:c="4"/>| </text:span></text:p>
      <text:p text:style-name="P22"><text:span text:style-name="T46"/></text:p>
      <text:list text:style-name="L23">
        <text:list-item>
          <text:p text:style-name="P23"><text:span text:style-name="T47">Add record for address</text:span></text:p>
        </text:list-item>
      </text:list>
      <text:p text:style-name="P24"><text:span text:style-name="T47">update Employee set ADDRESS="Vadgaon" where EMPNO=1; </text:span></text:p>
      <text:p text:style-name="P24"><text:span text:style-name="T47">Query OK, 1 row affected (0.03 sec) </text:span></text:p>
      <text:p text:style-name="P24"><text:span text:style-name="T47">Rows matched: 1<text:s text:c="2"/>Changed: 1<text:s text:c="2"/>Warnings: 0 </text:span></text:p>
      <text:p text:style-name="P24"><text:span text:style-name="T47"><text:s/>update Employee set ADDRESS="Hadapsar" where EMPNO=2; </text:span></text:p>
      <text:p text:style-name="P24"><text:span text:style-name="T47">Query OK, 1 row affected (0.03 sec) </text:span></text:p>
      <text:p text:style-name="P24"><text:span text:style-name="T47">Rows matched: 1<text:s text:c="2"/>Changed: 1<text:s text:c="2"/>Warnings: 0 </text:span></text:p>
      <text:p text:style-name="P24"><text:span text:style-name="T47">update Employee set ADDRESS="Kondhwa" where EMPNO=3; </text:span></text:p>
      <text:p text:style-name="P24"><text:span text:style-name="T47">Query OK, 1 row affected (0.03 sec) </text:span></text:p>
      <text:p text:style-name="P24"><text:span text:style-name="T47">Rows matched: 1<text:s text:c="2"/>Changed: 1<text:s text:c="2"/>Warnings: 0 </text:span></text:p>
      <text:p text:style-name="P24"><text:span text:style-name="T47">update Employee set ADDRESS="FcRoad" where EMPNO=4; </text:span></text:p>
      <text:p text:style-name="P24"><text:span text:style-name="T47">Query OK, 1 row affected (0.04 sec) </text:span></text:p>
      <text:p text:style-name="P24"><text:span text:style-name="T47">Rows matched: 1<text:s text:c="2"/>Changed: 1<text:s text:c="2"/>Warnings: 0 </text:span></text:p>
      <text:p text:style-name="P24"><text:span text:style-name="T48"/></text:p>
      <text:p text:style-name="P24"><text:span text:style-name="T49"><text:s/>select * from Employee; </text:span></text:p>
      <text:p text:style-name="P24"><text:span text:style-name="T49">+-------+-------+-------------+------------+-------+--------+------------+----------+ </text:span></text:p>
      <text:p text:style-name="P24"><text:span text:style-name="T49">| EMPNO | ENAME | DESIGNATION | JOINDATE<text:s text:c="3"/>| SAL<text:s text:c="3"/>| DEPTNO | PHONENO<text:s text:c="4"/>| ADDRESS<text:s text:c="2"/>| </text:span></text:p>
      <text:p text:style-name="P24"><text:span text:style-name="T49">+-------+-------+-------------+------------+-------+--------+------------+----------+ </text:span></text:p>
      <text:p text:style-name="P24"><text:span text:style-name="T49">|<text:s text:c="5"/>1 | Aryan | Manager<text:s text:c="5"/>| 2013-05-22 | 25100 |<text:s text:c="6"/>2 |<text:s text:c="2"/>122545789 | Vadgaon<text:s text:c="2"/>| </text:span></text:p>
      <text:p text:style-name="P24"><text:span text:style-name="T49">|<text:s text:c="5"/>2 | peter | Accountant<text:s text:c="2"/>| 2014-06-28 | 20000 |<text:s text:c="6"/>4 | 1326457809 | Hadapsar | </text:span></text:p>
      <text:p text:style-name="P24"><text:span text:style-name="T49">|<text:s text:c="5"/>3 | Bob<text:s text:c="3"/>| Assistant<text:s text:c="3"/>| 2014-02-22 | 10000 |<text:s text:c="6"/>6 | 1426457509 | Kondhwa<text:s text:c="2"/>| </text:span></text:p>
      <text:p text:style-name="P24"><text:span text:style-name="T49">|<text:s text:c="5"/>4 | Smith | Secretary<text:s text:c="3"/>| 2015-06-10 | 12000 |<text:s text:c="6"/>7 | 1224575098 | FcRoad<text:s text:c="3"/>| </text:span></text:p>
      <text:p text:style-name="P24"><text:span text:style-name="T49">+-------+-------+-------------+------------+-------+--------+------------+----------</text:span></text:p>
      <text:list text:style-name="L25">
        <text:list-item>
          <text:p text:style-name="P25"><text:span text:style-name="T49">Drop column building name</text:span></text:p>
        </text:list-item>
      </text:list>
      <text:p text:style-name="P26"><text:span text:style-name="T49">alter table Department drop BLDGNAME; </text:span></text:p>
      <text:p text:style-name="P26"><text:span text:style-name="T49">Query OK, 0 rows affected (0.15 sec) </text:span></text:p>
      <text:p text:style-name="P26"><text:span text:style-name="T49">Records: 0<text:s text:c="2"/>Duplicates: 0<text:s text:c="2"/>Warnings: 0 </text:span></text:p>
      <text:p text:style-name="P26"><text:span text:style-name="T49">+------------+-------------+------+-----+---------+-------+ </text:span></text:p>
      <text:p text:style-name="P26"><text:span text:style-name="T49">| Field<text:s text:c="6"/>| Type<text:s text:c="8"/>| Null | Key | Default | Extra | </text:span></text:p>
      <text:p text:style-name="P26"><text:span text:style-name="T49">+------------+-------------+------+-----+---------+-------+ </text:span></text:p>
      <text:p text:style-name="P26"><text:span text:style-name="T49">| DEPTNO<text:s text:c="5"/>| int(10)<text:s text:c="5"/>| YES<text:s text:c="2"/>|<text:s text:c="5"/>| NULL<text:s text:c="4"/>|<text:s text:c="7"/>| </text:span></text:p>
      <text:p text:style-name="P26"><text:span text:style-name="T49">| DEPARTMENT | varchar(15) | YES<text:s text:c="2"/>|<text:s text:c="5"/>| NULL<text:s text:c="4"/>|<text:s text:c="7"/>| </text:span></text:p>
      <text:p text:style-name="P26"><text:span text:style-name="T49">+------------+-------------+------+-----+---------+-------+ </text:span></text:p>
      <text:p text:style-name="P26"><text:span text:style-name="T50"/></text:p>
      <text:list text:style-name="L27">
        <text:list-item>
          <text:p text:style-name="P27"><text:span text:style-name="T51">Change the phone number field name to contact number</text:span></text:p>
        </text:list-item>
      </text:list>
      <text:p text:style-name="P28"><text:span text:style-name="T51">alter table Employee change PHONENO CONTACTNO int(10); </text:span></text:p>
      <text:p text:style-name="P28"><text:span text:style-name="T51">Query OK, 4 rows affected (0.16 sec) </text:span></text:p>
      <text:p text:style-name="P28"><text:span text:style-name="T51">Records: 4<text:s text:c="2"/>Duplicates: 0<text:s text:c="2"/>Warnings: 0 </text:span></text:p>
      <text:p text:style-name="P28"><text:span text:style-name="T51">mysql&gt; select * from Employee; </text:span></text:p>
      <text:p text:style-name="P28"><text:span text:style-name="T51">+-------+-------+-------------+------------+-------+--------+------------+----------+ </text:span></text:p>
      <text:p text:style-name="P28"><text:span text:style-name="T51">| EMPNO | ENAME | DESIGNATION | JOINDATE<text:s text:c="3"/>| SAL<text:s text:c="3"/>| DEPTNO | CONTACTNO<text:s text:c="2"/>| ADDRESS<text:s text:c="2"/>| </text:span></text:p>
      <text:p text:style-name="P28"><text:span text:style-name="T51">+-------+-------+-------------+------------+-------+--------+------------+----------+ </text:span></text:p>
      <text:p text:style-name="P28"><text:span text:style-name="T51">|<text:s text:c="5"/>1 | Aryan | Manager<text:s text:c="5"/>| 2013-05-22 | 25100 |<text:s text:c="6"/>2 |<text:s text:c="2"/>122545789 | Vadgaon<text:s text:c="2"/>| </text:span></text:p>
      <text:p text:style-name="P28"><text:span text:style-name="T51">|<text:s text:c="5"/>2 | peter | Accountant<text:s text:c="2"/>| 2014-06-28 | 20000 |<text:s text:c="6"/>4 | 1326457809 | Hadapsar | </text:span></text:p>
      <text:p text:style-name="P28"><text:span text:style-name="T51">|<text:s text:c="5"/>3 | Bob<text:s text:c="3"/>| Assistant<text:s text:c="3"/>| 2014-02-22 | 10000 |<text:s text:c="6"/>6 | 1426457509 | Kondhwa<text:s text:c="2"/>| </text:span></text:p>
      <text:p text:style-name="P28"><text:span text:style-name="T51">|<text:s text:c="5"/>4 | Smith | Secretary<text:s text:c="3"/>| 2015-06-10 | 12000 |<text:s text:c="6"/>7 | 1224575098 | FcRoad<text:s text:c="3"/>| </text:span></text:p>
      <text:p text:style-name="P28"><text:span text:style-name="T51">+-------+-------+-------------+------------+-------+--------+------------+----------</text:span></text:p>
      <text:p text:style-name="P28"><text:span text:style-name="T52"/></text:p>
      <text:p text:style-name="P28"><text:span text:style-name="T52"/></text:p>
      <text:list text:style-name="L29">
        <text:list-item>
          <text:p text:style-name="P29"><text:span text:style-name="T53">Display employ records in ascending /descending order by their salary</text:span></text:p>
        </text:list-item>
      </text:list>
      <text:p text:style-name="P30"><text:span text:style-name="T53">select * from Employee order by SAL; </text:span></text:p>
      <text:p text:style-name="P30"><text:span text:style-name="T53">+-------+-------+-------------+------------+-------+--------+------------+----------+ </text:span></text:p>
      <text:p text:style-name="P30"><text:span text:style-name="T53">| EMPNO | ENAME | DESIGNATION | JOINDATE<text:s text:c="3"/>| SAL<text:s text:c="3"/>| DEPTNO | CONTACTNO<text:s text:c="2"/>| ADDRESS<text:s text:c="2"/>| </text:span></text:p>
      <text:p text:style-name="P30"><text:span text:style-name="T53">+-------+-------+-------------+------------+-------+--------+------------+----------+ </text:span></text:p>
      <text:p text:style-name="P30"><text:span text:style-name="T53">|<text:s text:c="5"/>3 | Bob<text:s text:c="3"/>| Assistant<text:s text:c="3"/>| 2014-02-22 | 10000 |<text:s text:c="6"/>6 | 1426457509 | Kondhwa<text:s text:c="2"/>| </text:span></text:p>
      <text:p text:style-name="P30"><text:span text:style-name="T53">|<text:s text:c="5"/>4 | Smith | Secretary<text:s text:c="3"/>| 2015-06-10 | 12000 |<text:s text:c="6"/>7 | 1224575098 | FcRoad<text:s text:c="3"/>| </text:span></text:p>
      <text:p text:style-name="P30"><text:span text:style-name="T53">|<text:s text:c="5"/>2 | peter | Accountant<text:s text:c="2"/>| 2014-06-28 | 20000 |<text:s text:c="6"/>4 | 1326457809 | Hadapsar | </text:span></text:p>
      <text:p text:style-name="P30"><text:span text:style-name="T53">|<text:s text:c="5"/>1 | Aryan | Manager<text:s text:c="5"/>| 2013-05-22 | 25100 |<text:s text:c="6"/>2 |<text:s text:c="2"/>122545789 | Vadgaon<text:s text:c="2"/>| </text:span></text:p>
      <text:p text:style-name="P30"><text:span text:style-name="T53">+-------+-------+-------------+------------+-------+--------+------------+----------+ </text:span></text:p>
      <text:p text:style-name="P30"><text:span text:style-name="T53">4 rows in set (0.00 sec) </text:span></text:p>
      <text:p text:style-name="P30"><text:span text:style-name="T54"/></text:p>
      <text:p text:style-name="P30"><text:span text:style-name="T55">mysql&gt; select * from Employee order by SAL desc; </text:span></text:p>
      <text:p text:style-name="P30"><text:span text:style-name="T55">+-------+-------+-------------+------------+-------+--------+------------+----------+ </text:span></text:p>
      <text:p text:style-name="P30"><text:span text:style-name="T55">| EMPNO | ENAME | DESIGNATION | JOINDATE<text:s text:c="3"/>| SAL<text:s text:c="3"/>| DEPTNO | CONTACTNO<text:s text:c="2"/>| ADDRESS<text:s text:c="2"/>| </text:span></text:p>
      <text:p text:style-name="P30"><text:span text:style-name="T55">+-------+-------+-------------+------------+-------+--------+------------+----------+ </text:span></text:p>
      <text:p text:style-name="P30"><text:span text:style-name="T55">|<text:s text:c="5"/>1 | Aryan | Manager<text:s text:c="5"/>| 2013-05-22 | 25100 |<text:s text:c="6"/>2 |<text:s text:c="2"/>122545789 | Vadgaon<text:s text:c="2"/>| </text:span></text:p>
      <text:p text:style-name="P30"><text:span text:style-name="T55">|<text:s text:c="5"/>2 | peter | Accountant<text:s text:c="2"/>| 2014-06-28 | 20000 |<text:s text:c="6"/>4 | 1326457809 | Hadapsar | </text:span></text:p>
      <text:p text:style-name="P30"><text:span text:style-name="T55">|<text:s text:c="5"/>4 | Smith | Secretary<text:s text:c="3"/>| 2015-06-10 | 12000 |<text:s text:c="6"/>7 | 1224575098 | FcRoad<text:s text:c="3"/>| </text:span></text:p>
      <text:p text:style-name="P30"><text:span text:style-name="T55">|<text:s text:c="5"/>3 | Bob<text:s text:c="3"/>| Assistant<text:s text:c="3"/>| 2014-02-22 | 10000 |<text:s text:c="6"/>6 | 1426457509 | Kondhwa<text:s text:c="2"/>| </text:span></text:p>
      <text:p text:style-name="P30"><text:span text:style-name="T55">+-------+-------+-------------+------------+-------+--------+------------+----------+ </text:span></text:p>
      <text:p text:style-name="P30"><text:span text:style-name="T55">4 rows in set (0.00 sec) </text:span></text:p>
      <text:p text:style-name="P30"><text:span text:style-name="T56"/></text:p>
      <text:list text:style-name="L31">
        <text:list-item>
          <text:p text:style-name="P31"><text:span text:style-name="T57">Delete department table</text:span></text:p>
        </text:list-item>
      </text:list>
      <text:p text:style-name="P32"><text:span text:style-name="T57"><text:s/>drop table Department; </text:span></text:p>
      <text:p text:style-name="P32"><text:span text:style-name="T57">Query OK, 0 rows affected (0.05 sec) </text:span></text:p>
      <text:p text:style-name="P32"><text:span text:style-name="T58"/></text:p>
      <text:p text:style-name="P32"><text:span text:style-name="T58"/></text:p>
      <text:list text:style-name="L33">
        <text:list-item>
          <text:p text:style-name="P33"><text:span text:style-name="T59">Delete all records with truncate command.</text:span></text:p>
        </text:list-item>
      </text:list>
      <text:p text:style-name="P34"><text:span text:style-name="T59">truncate table Employee; </text:span></text:p>
      <text:p text:style-name="P34"><text:span text:style-name="T59">Query OK, 0 rows affected (0.04 sec) </text:span></text:p>
      <text:p text:style-name="P34"><text:span text:style-name="T6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